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ularDependencyHelper.CircularDependenc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ircularDependencyHelper.toMrids( ModuleDescriptor [ ] descri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ircularDependencyHelper.formatMessage( final ModuleDescriptor [ ] 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DependencyHelper.formatMessage( final ModuleRevisionId [ ] mri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ircularDependencyHelper.formatMessageFromDescriptors( List loop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